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54.82mm" svg:height="68.26mm" svg:x="215.35mm" svg:y="55.26mm">
            <loext:p draw:notify-on-update-of-ranges="'2015-2016'.B2:'2015-2016'.B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4]+[.P25]" office:value-type="float" office:value="1545" calcext:value-type="float">
            <text:p>1545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5]+[.P26]" office:value-type="float" office:value="1552" calcext:value-type="float">
            <text:p>1552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 table:number-rows-repeated="14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B2:'2016-2017'.B41 '2016-2017'.Q1:'2016-2017'.Q1 '2016-2017'.Q2:'2016-2017'.Q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]+[.P3]" office:value-type="float" office:value="1515" calcext:value-type="float">
            <text:p>1515</text:p>
          </table:table-cell>
          <table:table-cell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]+[.P4]" office:value-type="float" office:value="1511" calcext:value-type="float">
            <text:p>1511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4]+[.P5]" office:value-type="float" office:value="1525" calcext:value-type="float">
            <text:p>1525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2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5]+[.P6]" office:value-type="float" office:value="1524" calcext:value-type="float">
            <text:p>1524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6]+[.P7]" office:value-type="float" office:value="1519" calcext:value-type="float">
            <text:p>1519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2" table:formula="of:=COUNTIF([.D8:.L8];IF([.N8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7]+[.P8]" office:value-type="float" office:value="1531" calcext:value-type="float">
            <text:p>1531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[.Q8]+[.P9]" office:value-type="float" office:value="1543" calcext:value-type="float">
            <text:p>1543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9]+[.P10]" office:value-type="float" office:value="1541" calcext:value-type="float">
            <text:p>154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Q10]+[.P11]" office:value-type="float" office:value="1533" calcext:value-type="float">
            <text:p>1533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2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[.Q11]+[.P12]" office:value-type="float" office:value="1545" calcext:value-type="float">
            <text:p>1545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2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[.Q12]+[.P13]" office:value-type="float" office:value="1550" calcext:value-type="float">
            <text:p>1550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2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14]+[.P15]" office:value-type="float" office:value="1553" calcext:value-type="float">
            <text:p>1553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2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15]+[.P16]" office:value-type="float" office:value="1560" calcext:value-type="float">
            <text:p>156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16]+[.P17]" office:value-type="float" office:value="1552" calcext:value-type="float">
            <text:p>1552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Q17]+[.P18]" office:value-type="float" office:value="1550" calcext:value-type="float">
            <text:p>155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2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18]+[.P19]" office:value-type="float" office:value="1548" calcext:value-type="float">
            <text:p>1548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2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19]+[.P20]" office:value-type="float" office:value="1543" calcext:value-type="float">
            <text:p>1543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20]+[.P21]" office:value-type="float" office:value="1541" calcext:value-type="float">
            <text:p>1541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2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1]+[.P22]" office:value-type="float" office:value="1534" calcext:value-type="float">
            <text:p>1534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2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[.Q22]+[.P23]" office:value-type="float" office:value="1547" calcext:value-type="float">
            <text:p>1547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23]+[.P24]" office:value-type="float" office:value="1559" calcext:value-type="float">
            <text:p>1559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2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6" calcext:value-type="float">
            <text:p>1566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2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8" calcext:value-type="float">
            <text:p>1558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[.Q26]+[.P27]" office:value-type="float" office:value="1567" calcext:value-type="float">
            <text:p>1567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7]+[.P28]" office:value-type="float" office:value="1574" calcext:value-type="float">
            <text:p>1574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2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[.Q28]+[.P29]" office:value-type="float" office:value="1588" calcext:value-type="float">
            <text:p>1588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[.Q29]+[.P30]" office:value-type="float" office:value="1593" calcext:value-type="float">
            <text:p>1593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30]+[.P31]" office:value-type="float" office:value="1594" calcext:value-type="float">
            <text:p>1594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[.Q31]+[.P32]" office:value-type="float" office:value="1600" calcext:value-type="float">
            <text:p>1600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32]+[.P33]" office:value-type="float" office:value="1597" calcext:value-type="float">
            <text:p>1597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33]+[.P34]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35:.L35];&quot;+&quot;)&gt;COUNTIF([.D35:.L35];&quot;-&quot;);&quot;+&quot;;&quot;-&quot;)" office:value-type="string" office:string-value="+" calcext:value-type="string">
            <text:p>+</text:p>
          </table:table-cell>
          <table:table-cell table:style-name="ce22" table:formula="of:=COUNTIF([.D35:.L35];IF([.N35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office:value-type="float" office:value="1587" calcext:value-type="float">
            <text:p>1587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2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Q34]+[.P36]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37:.L37];&quot;+&quot;)&gt;COUNTIF([.D37:.L37];&quot;-&quot;);&quot;+&quot;;&quot;-&quot;)" office:value-type="string" office:string-value="-" calcext:value-type="string">
            <text:p>-</text:p>
          </table:table-cell>
          <table:table-cell table:style-name="ce22" table:formula="of:=COUNTIF([.D37:.L37];IF([.N37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36]+[.P37]" office:value-type="float" office:value="1571" calcext:value-type="float">
            <text:p>157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 table:number-rows-repeated="104853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 style:data-style-name="N2" text:time-value="15:15:04.59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82</meta:editing-cycles>
    <meta:editing-duration>PT2H56M33S</meta:editing-duration>
    <dc:title>Saison Ekkart</dc:title>
    <dc:date>2017-03-07T15:19:02.270000000</dc:date>
    <dc:creator>Ekkart Kleinod</dc:creator>
    <meta:generator>LibreOffice/5.2.5.1$Windows_x86 LibreOffice_project/0312e1a284a7d50ca85a365c316c7abbf20a4d22</meta:generator>
    <meta:document-statistic meta:table-count="2" meta:cell-count="11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5-2016'.B2:'2015-2016'.B35 '2015-2016'.Q1:'2015-2016'.Q35" chart:data-source-has-labels="both" svg:x="0.309cm" svg:y="1.187cm" svg:width="14.865cm" svg:height="5.504cm">
          <chartooo:coordinate-region svg:x="2.294cm" svg:y="1.386cm" svg:width="12.647cm" svg:height="4.26cm"/>
          <chart:axis chart:dimension="x" chart:name="primary-x" chart:style-name="ch4" chartooo:axis-type="auto">
            <chartooo:date-scale/>
            <chart:categories table:cell-range-address="'2015-2016'.B2:'2015-2016'.B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5-2016'.B2:'2015-2016'.B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B2:'2016-2017'.B41 '2016-2017'.Q1:'2016-2017'.Q41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2016-2017'.B2:'2016-2017'.B41"/>
          </chart:axis>
          <chart:axis chart:dimension="y" chart:name="primary-y" chart:style-name="ch5"/>
          <chart:series chart:style-name="ch6" chart:values-cell-range-address="'2016-2017'.Q2:'2016-2017'.Q41" chart:label-cell-address="'2016-2017'.Q1:'2016-2017'.Q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6-2017'.B2:'2016-2017'.B41</svg:desc>
                </draw:g>
              </table:table-cell>
              <table:table-cell office:value-type="float" office:value="1523">
                <text:p>1523</text:p>
                <draw:g>
                  <svg:desc>'2016-2017'.Q2:'2016-2017'.Q41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